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port_of_loading_id  or ''&gt;</text:placeholder></text:p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><text:s text:c="2"/></text:p>
            <text:p text:style-name="P7"><text:s text:c="7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TUTICORIN INDIA 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2:48:27</dc:date>
    <meta:editing-duration>PT15H4M7S</meta:editing-duration>
    <meta:editing-cycles>29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8" meta:word-count="199" meta:character-count="2315" meta:non-whitespace-character-count="1943"/>
  </office:meta>
</office:document-meta>
</file>